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773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2" style:family="table-cell" style:parent-style-name="Default"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56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8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8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08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09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54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28" style:family="table-cell" style:parent-style-name="Default">
      <style:table-cell-properties fo:background-color="#ff7b59" style:vertical-align="middle"/>
      <style:text-properties style:font-name="Avenir3" fo:font-size="10pt" style:font-size-asian="10pt" style:font-size-complex="10pt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#ff7b59" style:vertical-align="middle"/>
      <style:text-properties style:font-name="Avenir3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1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5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background-color="transparent" style:vertical-align="middle"/>
      <style:text-properties style:font-name="Avenir1"/>
    </style:style>
    <style:style style:name="ce212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38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3" fo:font-weight="bold"/>
    </style:style>
    <style:style style:name="ce239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3" fo:font-weight="normal"/>
    </style:style>
    <style:style style:name="ce239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3" fo:font-weight="bold"/>
    </style:style>
    <style:style style:name="ce469" style:family="table-cell" style:parent-style-name="Default">
      <style:text-properties style:font-name="Avenir3"/>
    </style:style>
    <style:style style:name="ce239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396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61" style:family="table-cell" style:parent-style-name="Default">
      <style:table-cell-properties fo:border="0.06pt solid #000000" style:vertical-align="middle"/>
      <style:text-properties style:font-name="Avenir1"/>
    </style:style>
    <style:style style:name="ce2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6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27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3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3"/>
    </style:style>
    <style:style style:name="T57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42" calcext:value-type="float">
            <text:p>24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54" calcext:value-type="float" table:number-columns-spanned="2" table:number-rows-spanned="1">
            <text:p>54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28" calcext:value-type="float" table:number-columns-spanned="2" table:number-rows-spanned="1">
            <text:p>12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317" calcext:value-type="float">
            <text:p>31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9" calcext:value-type="float">
            <text:p>89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44" calcext:value-type="float">
            <text:p>144</text:p>
          </table:table-cell>
          <table:table-cell table:style-name="ce698" table:formula="of:=([.$M22]/[.$E$13])*100" office:value-type="float" office:value="45.4258675078864" calcext:value-type="float">
            <text:p>45.4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9" calcext:value-type="float">
            <text:p>89</text:p>
          </table:table-cell>
          <table:table-cell table:style-name="ce698" table:formula="of:=([.$M23]/[.$E$13])*100" office:value-type="float" office:value="28.0757097791798" calcext:value-type="float">
            <text:p>28.0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0" calcext:value-type="float">
            <text:p>30</text:p>
          </table:table-cell>
          <table:table-cell table:style-name="ce698" table:formula="of:=([.$M25]/[.$E$13])*100" office:value-type="float" office:value="9.46372239747634" calcext:value-type="float">
            <text:p>9.46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54" calcext:value-type="float">
            <text:p>54</text:p>
          </table:table-cell>
          <table:table-cell table:style-name="ce698" table:formula="of:=([.$M26]/[.$E$13])*100" office:value-type="float" office:value="17.0347003154574" calcext:value-type="float">
            <text:p>17.03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17" calcext:value-type="float">
            <text:p>31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0" calcext:value-type="float">
            <text:p>3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54" calcext:value-type="float">
            <text:p>5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4" calcext:value-type="float">
            <text:p>4 fok</text:p>
          </table:table-cell>
          <table:table-cell table:style-name="ce319" table:content-validation-name="val71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content-validation-name="val91" table:number-columns-spanned="3" table:number-rows-spanned="1"/>
          <table:covered-table-cell table:style-name="ce55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5"/>
          <table:covered-table-cell table:style-name="ce484"/>
          <table:table-cell table:style-name="Default"/>
        </table:table-row>
        <table:table-row table:style-name="ro6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1"/>
          <table:covered-table-cell table:style-name="ce399"/>
          <table:table-cell table:style-name="ce485" table:content-validation-name="val88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7" table:number-columns-spanned="5" table:number-rows-spanned="1"/>
          <table:covered-table-cell table:number-columns-repeated="3" table:style-name="ce602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7" office:value-type="string" calcext:value-type="string">
            <text:p>Módosítók</text:p>
          </table:table-cell>
          <table:table-cell table:style-name="ce713" table:content-validation-name="val147" office:value-type="string" calcext:value-type="string">
            <text:p>Összesen</text:p>
          </table:table-cell>
          <table:table-cell table:style-name="ce602"/>
          <table:table-cell table:style-name="ce853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40" calcext:value-type="float">
            <text:p>40 HM</text:p>
          </table:table-cell>
          <table:table-cell table:style-name="ce602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4" table:content-validation-name="val125" office:value-type="float" office:value="10" calcext:value-type="float">
            <text:p>10</text:p>
          </table:table-cell>
          <table:table-cell table:style-name="ce804" table:content-validation-name="val138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930" table:content-validation-name="val148" table:formula="of:=[.C4]+[.D4]" office:value-type="float" office:value="24" calcext:value-type="float">
            <text:p>24</text:p>
          </table:table-cell>
          <table:table-cell table:style-name="ce602"/>
          <table:table-cell table:style-name="ce853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20" table:content-validation-name="val179" table:formula="of:=[$Data.C18]*(SUM([$Alapértékek.J32:.J53])+SUM([$Alapértékek.J18:.J21]))" office:value-type="float" office:value="66" calcext:value-type="float">
            <text:p>66 HM</text:p>
          </table:table-cell>
          <table:table-cell table:style-name="ce602"/>
          <table:table-cell table:style-name="ce1200" table:content-validation-name="val187" office:value-type="float" office:value="15" calcext:value-type="float">
            <text:p>15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373" table:formula="of:=ROUNDUP([.$K$4]/[.$N$4])" office:value-type="float" office:value="8" calcext:value-type="float">
            <text:p>8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20" calcext:value-type="float">
            <text:p>20</text:p>
          </table:table-cell>
          <table:table-cell table:style-name="ce804" table:content-validation-name="val125" office:value-type="float" office:value="20" calcext:value-type="float">
            <text:p>20</text:p>
          </table:table-cell>
          <table:table-cell table:style-name="ce804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30" table:content-validation-name="val149" table:formula="of:=[.C5]+[.B5]+[.D5]" office:value-type="float" office:value="58" calcext:value-type="float">
            <text:p>58</text:p>
          </table:table-cell>
          <table:table-cell table:style-name="ce602" table:number-columns-repeated="5"/>
          <table:table-cell table:style-name="ce1204"/>
          <table:table-cell table:style-name="ce735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20" calcext:value-type="float">
            <text:p>20</text:p>
          </table:table-cell>
          <table:table-cell table:style-name="ce804" table:content-validation-name="val125" office:value-type="float" office:value="120" calcext:value-type="float">
            <text:p>120</text:p>
          </table:table-cell>
          <table:table-cell table:style-name="ce804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30" table:content-validation-name="val150" table:formula="of:=[.C6]+[.B6]+[.D6]" office:value-type="float" office:value="152" calcext:value-type="float">
            <text:p>152</text:p>
          </table:table-cell>
          <table:table-cell table:style-name="ce602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602" table:number-columns-repeated="6"/>
          <table:table-cell table:style-name="ce853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32" calcext:value-type="float">
            <text:p>32 HM</text:p>
          </table:table-cell>
          <table:table-cell table:style-name="ce602"/>
          <table:table-cell table:style-name="ce1208" table:formula="of:=VLOOKUP([.$L7];tavharc_szorzo_mozgas_all;4;0)" office:value-type="float" office:value="8" calcext:value-type="float">
            <text:p>8</text:p>
          </table:table-cell>
          <table:table-cell table:style-name="ce1315" table:content-validation-name="val191" office:value-type="string" calcext:value-type="string" table:number-columns-spanned="3" table:number-rows-spanned="1">
            <text:p>Gyors, egyenletes mozgás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32" calcext:value-type="float">
            <text:p>32</text:p>
          </table:table-cell>
          <table:table-cell table:style-name="ce8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30" table:content-validation-name="val151" table:formula="of:=[.C8]+[.B8]+[.D8]" office:value-type="float" office:value="8" calcext:value-type="float">
            <text:p>8</text:p>
          </table:table-cell>
          <table:table-cell table:style-name="ce602"/>
          <table:table-cell table:style-name="ce853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20" table:content-validation-name="val180" table:formula="of:=[Data.C22]*[Alapértékek.$D$8]" office:value-type="float" office:value="32" calcext:value-type="float">
            <text:p>32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8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42" calcext:value-type="float">
            <text:p>242</text:p>
          </table:table-cell>
          <table:table-cell table:style-name="ce602"/>
          <table:table-cell table:style-name="ce853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44" calcext:value-type="float">
            <text:p>144 KP</text:p>
          </table:table-cell>
          <table:table-cell table:style-name="ce602"/>
          <table:table-cell table:style-name="ce853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9" calcext:value-type="float">
            <text:p>9 HM</text:p>
          </table:table-cell>
          <table:table-cell table:style-name="ce602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8" table:formula="of:=VLOOKUP([.$L11];tavharc_szorzo_meret_all;4;0)" office:value-type="float" office:value="0" calcext:value-type="float">
            <text:p>0</text:p>
          </table:table-cell>
          <table:table-cell table:style-name="ce1315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7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7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5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56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4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4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56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5" calcext:value-type="float">
            <text:p>25</text:p>
          </table:table-cell>
          <table:table-cell table:style-name="ce618" table:content-validation-name="val112" table:formula="of:=VLOOKUP([.$C16];harcmodorok;3)+[.$E$5]" office:value-type="float" office:value="61" calcext:value-type="float">
            <text:p>61</text:p>
          </table:table-cell>
          <table:table-cell table:style-name="ce618" table:content-validation-name="val112" table:formula="of:=VLOOKUP([.$C16];harcmodorok;4)+[.$E$6]" office:value-type="float" office:value="155" calcext:value-type="float">
            <text:p>155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7];harcmodorok;3)+[.$E$5]" office:value-type="float" office:value="58" calcext:value-type="float">
            <text:p>58</text:p>
          </table:table-cell>
          <table:table-cell table:style-name="ce618" table:content-validation-name="val112" table:formula="of:=VLOOKUP([.$C17];harcmodorok;4)+[.$E$6]" office:value-type="float" office:value="152" calcext:value-type="float">
            <text:p>152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356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22" calcext:value-type="float">
            <text:p>122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8" calcext:value-type="float">
            <text:p>8</text:p>
          </table:table-cell>
          <table:table-cell table:style-name="ce618" table:content-validation-name="val112" table:formula="of:=VLOOKUP([.$C19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9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19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602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602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8" calcext:value-type="float">
            <text:p>8</text:p>
          </table:table-cell>
          <table:table-cell table:style-name="ce618" table:content-validation-name="val112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1];harcmodorok;3)+[.$E$8]" office:value-type="float" office:value="23" calcext:value-type="float">
            <text:p>2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12" table:formula="of:=VLOOKUP([.$C21];harcmodorok;4)+[.$E$8]" office:value-type="float" office:value="23" calcext:value-type="float" table:number-columns-spanned="2" table:number-rows-spanned="1">
            <text:p>23</text:p>
          </table:table-cell>
          <table:covered-table-cell table:style-name="ce797" table:content-validation-name="val112"/>
          <table:table-cell table:style-name="ce602"/>
          <table:table-cell table:style-name="ce1224" table:formula="of:=VLOOKUP([.$L$4];teljes_tavharcertekek_all;5;0)" office:value-type="float" office:value="38" calcext:value-type="float" table:number-columns-spanned="2" table:number-rows-spanned="1">
            <text:p>38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64" calcext:value-type="float">
            <text:p>64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2];harcmodorok;3)+[.$E$8]" office:value-type="float" office:value="-22" calcext:value-type="float">
            <text:p>-2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112"/>
          <table:table-cell table:style-name="ce611"/>
          <table:table-cell table:style-name="ce127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27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1-([.O21]-[.K21]))/100)*100))" office:value-type="float" office:value="75" calcext:value-type="float">
            <text:p>75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0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2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2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2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2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6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44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4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59" table:formula="of:=IF([.$Y26] = 1; &quot;/&quot; &amp; ([.$V26] + 2); &quot;&quot;)">
            <text:p/>
          </table:table-cell>
          <table:table-cell table:style-name="ce1563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2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2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2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2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44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4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59" table:formula="of:=IF([.$Y27] = 1; &quot;/&quot; &amp; ([.$V27] + 2); &quot;&quot;)">
            <text:p/>
          </table:table-cell>
          <table:table-cell table:style-name="ce1563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10" table:content-validation-name="val129" office:value-type="float" office:value="1" calcext:value-type="float">
            <text:p>1</text:p>
          </table:table-cell>
          <table:table-cell table:style-name="ce872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72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72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72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36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44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44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59" table:formula="of:=IF([.$Y28] = 1; &quot;/&quot; &amp; ([.$V28] + 2); &quot;&quot;)">
            <text:p/>
          </table:table-cell>
          <table:table-cell table:style-name="ce1563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2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2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2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2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6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4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4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59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3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2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2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2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2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6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4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4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59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2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2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2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2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6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4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4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59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2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2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2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2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6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59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2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2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2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2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4" calcext:value-type="float">
            <text:p>4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36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44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44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63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10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72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72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2" calcext:value-type="float">
            <text:p>2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8" calcext:value-type="float">
            <text:p>8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8 S +8Á" calcext:value-type="string">
            <text:p>8 S +8Á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10" table:content-validation-name="val132" office:value-type="float" office:value="2" calcext:value-type="float">
            <text:p>2</text:p>
          </table:table-cell>
          <table:table-cell table:style-name="ce856" table:formula="of:=VLOOKUP([.$A39];tavolsagi_fegyverek_all;11;0)+[.$C39]*[Data.$S$6]" office:value-type="float" office:value="8" calcext:value-type="float">
            <text:p>8</text:p>
          </table:table-cell>
          <table:table-cell table:style-name="ce872" table:content-validation-name="val112" table:formula="of:=VLOOKUP([.$A39];tavolsagi_fegyverek_all;11;0)+[.$C39]*[Data.$T$6]" office:value-type="float" office:value="10" calcext:value-type="float">
            <text:p>10</text:p>
          </table:table-cell>
          <table:table-cell table:style-name="ce872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8 S +8Á" calcext:value-type="string">
            <text:p>8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4" calcext:value-type="float">
            <text:p>14</text:p>
          </table:table-cell>
          <table:table-cell table:style-name="ce756" table:content-validation-name="val142" table:formula="of:=VLOOKUP( VLOOKUP([.$A26];kezifegyverek_all;15;0); harcmodor_harcertekek;5;0 )+[.$E26]" office:value-type="float" office:value="48" calcext:value-type="float">
            <text:p>48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2" calcext:value-type="float">
            <text:p>142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9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4" calcext:value-type="float">
            <text:p>24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8" calcext:value-type="float">
            <text:p>58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2" calcext:value-type="float">
            <text:p>152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0" calcext:value-type="float">
            <text:p>30</text:p>
          </table:table-cell>
          <table:table-cell table:style-name="ce756" table:content-validation-name="val142" table:formula="of:=VLOOKUP( VLOOKUP([.$A28];kezifegyverek_all;15;0); harcmodor_harcertekek;5;0 )+[.$E28]" office:value-type="float" office:value="79" calcext:value-type="float">
            <text:p>79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4" calcext:value-type="float">
            <text:p>164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9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9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2" calcext:value-type="float">
            <text:p>2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43" calcext:value-type="float">
            <text:p>43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38" calcext:value-type="float">
            <text:p>38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37" calcext:value-type="float">
            <text:p>37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33" calcext:value-type="float">
            <text:p>3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8 S +8Á" calcext:value-type="string">
            <text:p>8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9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2" table:number-columns-spanned="2" table:number-rows-spanned="1"/>
          <table:covered-table-cell table:style-name="ce1072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6"/>
          <table:table-cell table:style-name="ce948" table:content-validation-name="val133" office:value-type="string" calcext:value-type="string">
            <text:p>Tám/kör</text:p>
          </table:table-cell>
          <table:table-cell table:style-name="ce948" office:value-type="string" calcext:value-type="string">
            <text:p>KÉ</text:p>
          </table:table-cell>
          <table:table-cell table:style-name="ce948" office:value-type="string" calcext:value-type="string">
            <text:p>TÉ</text:p>
          </table:table-cell>
          <table:table-cell table:style-name="ce9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4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4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4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59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5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5"/>
          <table:table-cell table:style-name="ce845"/>
          <table:table-cell table:style-name="ce952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2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4"/>
          <table:table-cell table:style-name="ce1513"/>
          <table:table-cell table:style-name="ce155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4"/>
          <table:table-cell table:style-name="ce1513"/>
          <table:table-cell table:style-name="ce155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5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5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6" table:number-columns-spanned="2" table:number-rows-spanned="1"/>
          <table:covered-table-cell table:style-name="ce7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4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table:number-columns-spanned="2" table:number-rows-spanned="1"/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27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 table:number-columns-repeated="2"/>
          <table:table-cell table:style-name="ce11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/>
          <table:table-cell table:style-name="ce1103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/>
          <table:table-cell table:style-name="ce1028"/>
          <table:table-cell table:style-name="ce1105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030"/>
          <table:table-cell table:style-name="ce1107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4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42" calcext:value-type="float" table:number-columns-spanned="2" table:number-rows-spanned="1">
            <text:p>24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4" calcext:value-type="float" table:number-columns-spanned="3" table:number-rows-spanned="1">
            <text:p>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8"/>
          <table:covered-table-cell table:style-name="ce1147" table:content-validation-name="val112"/>
          <table:covered-table-cell table:style-name="ce160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9"/>
          <table:covered-table-cell table:style-name="ce1148" table:content-validation-name="val112"/>
          <table:covered-table-cell table:style-name="ce1609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9"/>
          <table:covered-table-cell table:style-name="ce1148" table:content-validation-name="val112"/>
          <table:covered-table-cell table:style-name="ce1609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31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0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9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7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31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31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19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31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728"/>
          <table:table-cell table:style-name="ce1757" office:value-type="string" calcext:value-type="string">
            <text:p>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8" calcext:value-type="float">
            <text:p>8</text:p>
          </table:table-cell>
          <table:table-cell table:style-name="ce1757"/>
          <table:table-cell table:style-name="ce1832" table:number-columns-repeated="2"/>
          <table:table-cell table:style-name="ce1757" office:value-type="string" calcext:value-type="string">
            <text:p>50m</text:p>
          </table:table-cell>
          <table:table-cell table:style-name="ce1757" office:value-type="float" office:value="4" calcext:value-type="float">
            <text:p>4</text:p>
          </table:table-cell>
          <table:table-cell table:style-name="ce1837" office:value-type="float" office:value="16" calcext:value-type="float">
            <text:p>16</text:p>
          </table:table-cell>
          <table:table-cell table:style-name="ce1838" office:value-type="float" office:value="4" calcext:value-type="float">
            <text:p>4</text:p>
          </table:table-cell>
          <table:table-cell table:style-name="ce1846" office:value-type="float" office:value="13" calcext:value-type="float">
            <text:p>13</text:p>
          </table:table-cell>
          <table:table-cell table:style-name="ce1859" office:value-type="string" calcext:value-type="string">
            <text:p>lövészet</text:p>
          </table:table-cell>
          <table:table-cell table:style-name="ce1892"/>
          <table:table-cell table:style-name="ce1899" table:number-columns-repeated="16367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7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1" table:number-columns-repeated="7"/>
          <table:table-cell table:number-columns-repeated="3"/>
          <table:table-cell table:style-name="ce1731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31" table:number-columns-repeated="7"/>
          <table:table-cell table:number-columns-repeated="3"/>
          <table:table-cell table:style-name="ce1731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1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2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9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2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22"/>
          <table:covered-table-cell table:style-name="ce2125"/>
          <table:covered-table-cell table:number-columns-repeated="3" table:style-name="ce2122"/>
          <table:covered-table-cell table:style-name="ce2398"/>
          <table:covered-table-cell table:number-columns-repeated="2" table:style-name="ce2122"/>
          <table:covered-table-cell/>
          <table:covered-table-cell table:style-name="ce2122"/>
          <table:covered-table-cell table:number-columns-repeated="3"/>
        </table:table-row>
        <table:table-row table:style-name="ro2">
          <table:table-cell table:number-columns-repeated="4"/>
          <table:table-cell table:style-name="ce2125"/>
          <table:table-cell table:style-name="ce2122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22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22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22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1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1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6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5" office:value-type="string" calcext:value-type="string">
            <text:p>* Szakma lista</text:p>
          </table:table-cell>
        </table:table-row>
        <table:table-row table:style-name="ro27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0</text:p>
          </table:table-cell>
        </table:table-row>
        <table:table-row table:style-name="ro28">
          <table:table-cell table:style-name="ce2385" office:value-type="string" calcext:value-type="string">
            <text:p>* Történelemismeret: Átfogó</text:p>
          </table:table-cell>
        </table:table-row>
        <table:table-row table:style-name="ro28">
          <table:table-cell table:style-name="ce2385" office:value-type="string" calcext:value-type="string">
            <text:p>* Műveltség: Átlagos (új)</text:p>
          </table:table-cell>
        </table:table-row>
        <table:table-row table:style-name="ro28">
          <table:table-cell table:style-name="ce2385" office:value-type="string" calcext:value-type="string">
            <text:p>* Irodalom-ismeret megszűnt</text:p>
          </table:table-cell>
        </table:table-row>
        <table:table-row table:style-name="ro2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4</text:p>
          </table:table-cell>
        </table:table-row>
        <table:table-row table:style-name="ro2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3</text:p>
          </table:table-cell>
        </table:table-row>
        <table:table-row table:style-name="ro2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8">
          <table:table-cell table:style-name="ce2386" office:value-type="string" calcext:value-type="string">
            <text:p>V8.2.2</text:p>
          </table:table-cell>
        </table:table-row>
        <table:table-row table:style-name="ro28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5" office:value-type="string" calcext:value-type="string">
            <text:p>* Kétkezes harc táblázat</text:p>
          </table:table-cell>
        </table:table-row>
        <table:table-row table:style-name="ro28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1.1</text:p>
          </table:table-cell>
        </table:table-row>
        <table:table-row table:style-name="ro28">
          <table:table-cell table:style-name="ce2385" office:value-type="string" calcext:value-type="string">
            <text:p>* Max szint: 21</text:p>
          </table:table-cell>
        </table:table-row>
        <table:table-row table:style-name="ro28">
          <table:table-cell table:style-name="ce2385" office:value-type="string" calcext:value-type="string">
            <text:p>* KP Alap: 150</text:p>
          </table:table-cell>
        </table:table-row>
        <table:table-row table:style-name="ro2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7.9.1</text:p>
          </table:table-cell>
        </table:table-row>
        <table:table-row table:style-name="ro2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77"/>
          <table:covered-table-cell table:style-name="ce2287"/>
          <table:covered-table-cell table:number-columns-repeated="6" table:style-name="ce2277"/>
          <table:covered-table-cell table:number-columns-repeated="3" table:style-name="ce2343"/>
          <table:covered-table-cell table:style-name="ce227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77"/>
          <table:table-cell table:style-name="ce2287"/>
          <table:table-cell table:style-name="ce2277" table:number-columns-repeated="6"/>
          <table:table-cell table:style-name="ce2343" table:number-columns-repeated="3"/>
          <table:table-cell table:style-name="ce227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98" office:value-type="string" calcext:value-type="string">
            <text:p>Szint</text:p>
          </table:table-cell>
          <table:table-cell table:style-name="ce2298" office:value-type="string" calcext:value-type="string" table:number-columns-spanned="2" table:number-rows-spanned="1">
            <text:p>KP</text:p>
          </table:table-cell>
          <table:covered-table-cell table:style-name="ce22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2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1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1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69" table:content-validation-name="val218" office:value-type="string" calcext:value-type="string">
            <text:p>Fok</text:p>
          </table:table-cell>
          <table:table-cell table:style-name="ce226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7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6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6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26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7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7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7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7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3" table:content-validation-name="val5"/>
          <table:table-cell table:style-name="ce2262" table:content-validation-name="val5" table:number-columns-repeated="2"/>
          <table:table-cell table:style-name="ce2320" table:content-validation-name="val5"/>
          <table:table-cell table:style-name="ce2289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71" table:content-validation-name="val5"/>
          <table:table-cell table:style-name="ce227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71" table:content-validation-name="val5" office:value-type="string" calcext:value-type="string">
            <text:p>Szúró</text:p>
          </table:table-cell>
          <table:table-cell table:style-name="ce2271" table:content-validation-name="val5" office:value-type="string" calcext:value-type="string">
            <text:p>Vágó</text:p>
          </table:table-cell>
          <table:table-cell table:style-name="ce2271" table:content-validation-name="val5" office:value-type="string" calcext:value-type="string">
            <text:p>Zúzó</text:p>
          </table:table-cell>
          <table:table-cell table:style-name="ce227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71" table:content-validation-name="val5" office:value-type="string" calcext:value-type="string">
            <text:p>SFÉ</text:p>
          </table:table-cell>
          <table:table-cell table:style-name="ce227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71" table:content-validation-name="val5" table:number-columns-repeated="2"/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>
            <text:p>Szorzó</text:p>
          </table:table-cell>
          <table:table-cell table:style-name="ce2274" table:content-validation-name="val216" office:value-type="string" calcext:value-type="string">
            <text:p>Köv</text:p>
          </table:table-cell>
          <table:table-cell table:style-name="ce226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66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66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66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6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6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6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6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66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66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6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6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66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66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5" office:value-type="string" calcext:value-type="string" table:number-columns-spanned="2" table:number-rows-spanned="1">
            <text:p>Közelharc köv.</text:p>
          </table:table-cell>
          <table:covered-table-cell table:style-name="ce2274" table:content-validation-name="val216"/>
          <table:table-cell table:style-name="ce226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6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66" table:content-validation-name="val217" office:value-type="float" office:value="2" calcext:value-type="float">
            <text:p>2</text:p>
          </table:table-cell>
          <table:table-cell table:number-columns-repeated="2" table:style-name="ce226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66" table:content-validation-name="val217" office:value-type="float" office:value="4" calcext:value-type="float">
            <text:p>4</text:p>
          </table:table-cell>
          <table:table-cell table:number-columns-repeated="2" table:style-name="ce226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89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style-name="ce2289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93"/>
          <table:table-cell table:style-name="ce2262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I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55:33.432989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1T17:19:41.302458800</dc:date>
    <meta:editing-cycles>1115</meta:editing-cycles>
    <meta:editing-duration>P10DT2H20M18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